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f9fe" officeooo:paragraph-rsid="001ef9fe" style:font-size-asian="16pt" style:font-size-complex="16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ublic JPanelDemo(){</text:p>
      <text:p text:style-name="P1"><text:s text:c="4"/><text:tab/> <text:s text:c="2"/>setTitle("窗口");</text:p>
      <text:p text:style-name="P1"><text:s text:c="4"/><text:tab/> <text:s text:c="2"/>setBounds(710, 290, 500, 500);</text:p>
      <text:p text:style-name="P1"><text:s text:c="4"/><text:tab/> <text:s text:c="2"/>setDefaultCloseOperation(EXIT_ON_CLOSE);</text:p>
      <text:p text:style-name="P1"><text:s text:c="4"/><text:tab/> <text:s text:c="2"/>Container c=getContentPane();</text:p>
      <text:p text:style-name="P1"><text:s text:c="4"/><text:tab/> <text:s text:c="2"/>c.setLayout(new GridLayout(2,2));</text:p>
      <text:p text:style-name="P1"><text:s text:c="4"/><text:tab/> <text:s text:c="2"/>JPanel p1=new JPanel();</text:p>
      <text:p text:style-name="P1"><text:s text:c="4"/><text:tab/> <text:s text:c="2"/>p1.setBackground(Color.red);</text:p>
      <text:p text:style-name="P1"><text:s text:c="4"/><text:tab/> <text:s text:c="2"/>p1.setLayout(new GridLayout(1,2,10,10));</text:p>
      <text:p text:style-name="P1"><text:s text:c="4"/><text:tab/> <text:s text:c="2"/>JPanel p2=new JPanel();</text:p>
      <text:p text:style-name="P1"><text:s text:c="4"/><text:tab/> <text:s text:c="2"/>p2.setBackground(Color.blue);</text:p>
      <text:p text:style-name="P1"><text:s text:c="4"/><text:tab/> <text:s text:c="2"/>p2.setLayout(new GridLayout(1,1,10,10));</text:p>
      <text:p text:style-name="P1"><text:s text:c="4"/><text:tab/> <text:s text:c="2"/>JPanel p3=new JPanel(new BorderLayout());</text:p>
      <text:p text:style-name="P1"><text:s text:c="4"/><text:tab/> <text:s text:c="2"/>p3.setBackground(Color.CYAN);</text:p>
      <text:p text:style-name="P1"><text:s text:c="4"/><text:tab/> <text:s text:c="2"/>JPanel p4=new JPanel(new GridLayout(1,3,10,10));</text:p>
      <text:p text:style-name="P1"><text:s text:c="4"/><text:tab/> <text:s text:c="2"/>p4.setBackground(Color.gray);</text:p>
      <text:p text:style-name="P1"><text:s text:c="4"/><text:tab/> <text:s/><text:span text:style-name="T2"><text:s/>p1.setBorder(BorderFactory.createTitledBorder("面板1"));//给面板添加边框</text:span></text:p>
      <text:p text:style-name="P1"><text:s text:c="4"/><text:tab/> <text:s text:c="2"/>p2.setBorder(BorderFactory.createTitledBorder("面板2"));</text:p>
      <text:p text:style-name="P1"><text:s text:c="4"/><text:tab/> <text:s text:c="2"/>p3.setBorder(BorderFactory.createTitledBorder("面板3"));</text:p>
      <text:p text:style-name="P1"><text:s text:c="4"/><text:tab/> <text:s text:c="2"/>p4.setBorder(BorderFactory.createTitledBorder("面板4"));</text:p>
      <text:p text:style-name="P1"><text:s text:c="4"/><text:tab/> <text:s text:c="2"/>c.add(p1);</text:p>
      <text:p text:style-name="P1"><text:s text:c="4"/><text:tab/> <text:s text:c="2"/>c.add(p2);</text:p>
      <text:p text:style-name="P1"><text:s text:c="4"/><text:tab/> <text:s text:c="2"/>c.add(p3);</text:p>
      <text:p text:style-name="P1"><text:s text:c="4"/><text:tab/> <text:s text:c="2"/>c.add(p4);</text:p>
      <text:p text:style-name="P1"><text:s text:c="4"/><text:tab/> <text:s text:c="2"/>p1.add(new JButton("按钮1"));//给面版添加组件</text:p>
      <text:p text:style-name="P1"><text:s text:c="4"/><text:tab/> <text:s text:c="2"/>p1.add(new JButton("按钮2"));</text:p>
      <text:p text:style-name="P1"><text:s text:c="4"/><text:tab/> <text:s text:c="2"/>p2.add(new JButton("按钮3"));</text:p>
      <text:p text:style-name="P1"><text:s text:c="4"/><text:tab/> <text:s text:c="2"/>p3.add(new JButton("按钮4"),BorderLayout.CENTER);</text:p>
      <text:p text:style-name="P1"><text:s text:c="4"/><text:tab/> <text:s text:c="2"/>p3.add(new JButton("按钮5"),BorderLayout.NORTH);</text:p>
      <text:p text:style-name="P1"><text:s text:c="4"/><text:tab/> <text:s text:c="2"/>p3.add(new JButton("按钮6"),BorderLayout.SOUTH);</text:p>
      <text:p text:style-name="P1"><text:s text:c="4"/><text:tab/> <text:s text:c="2"/>p4.add(new JButton("按钮7"));</text:p>
      <text:p text:style-name="P1"><text:s text:c="4"/><text:tab/> <text:s text:c="2"/>p4.add(new JButton("按钮8"));</text:p>
      <text:p text:style-name="P1"><text:s text:c="4"/><text:tab/> <text:s text:c="2"/>p4.add(new JButton("按钮9"));</text:p>
      <text:p text:style-name="P1"><text:s text:c="4"/><text:tab/> <text:s text:c="2"/></text:p>
      <text:p text:style-name="P1"><text:s text:c="4"/><text:tab/> <text:s text:c="2"/>setVisible(true);</text:p>
      <text:p text:style-name="P1"><text:s text:c="7"/>}</text:p>
      <text:p text:style-name="P1"><text:tab/>public static void main(String[] args){</text:p>
      <text:p text:style-name="P1"><text:tab/><text:tab/>new JPanelDemo();</text:p>
      <text:p text:style-name="P1"><text:soft-page-break/><text:tab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17S</meta:editing-duration>
    <meta:editing-cycles>4</meta:editing-cycles>
    <meta:generator>LibreOffice/5.3.0.3$Windows_X86_64 LibreOffice_project/7074905676c47b82bbcfbea1aeefc84afe1c50e1</meta:generator>
    <dc:date>2017-12-23T19:52:20.511000000</dc:date>
    <meta:document-statistic meta:table-count="0" meta:image-count="0" meta:object-count="0" meta:page-count="2" meta:paragraph-count="40" meta:word-count="127" meta:character-count="1432" meta:non-whitespace-character-count="1116"/>
    <meta:user-defined meta:name="Info 1"/>
    <meta:user-defined meta:name="Info 2"/>
    <meta:user-defined meta:name="Info 3"/>
    <meta:user-defined meta:name="Info 4"/>
  </office:meta>
</office:document-meta>
</file>